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29cm" fo:min-width="33.79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draw:stroke="none" svg:stroke-color="#000000" draw:fill="none" draw:fill-color="#ffffff" fo:min-height="2.466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2.29cm" fo:min-width="2.04cm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2.29cm" fo:min-width="2.04cm"/>
    </style:style>
    <style:style style:name="gr6" style:family="graphic" style:parent-style-name="standard">
      <style:graphic-properties svg:stroke-color="#000000" draw:fill-color="#aea79f" draw:textarea-horizontal-align="justify" draw:textarea-vertical-align="middle" draw:auto-grow-height="false" fo:min-height="2.29cm" fo:min-width="39.799cm"/>
    </style:style>
    <style:style style:name="gr7" style:family="graphic" style:parent-style-name="standard">
      <style:graphic-properties draw:stroke="none" svg:stroke-color="#000000" draw:fill="none" draw:fill-color="#ffffff" fo:min-height="3.30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29cm" fo:min-width="0.789cm"/>
    </style:style>
    <style:style style:name="gr9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aea79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2.54cm" svg:x="16.838cm" svg:y="10.6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1cm" svg:height="1.397cm" svg:x="46.776cm" svg:y="8.906cm">
          <draw:text-box>
            <text:p><text:span text:style-name="T1">1</text:span></text:p>
          </draw:text-box>
        </draw:frame>
        <draw:frame draw:style-name="gr2" draw:text-style-name="P2" draw:layer="layout" svg:width="1.431cm" svg:height="1.397cm" svg:x="49.277cm" svg:y="8.907cm">
          <draw:text-box>
            <text:p><text:span text:style-name="T1">0</text:span></text:p>
          </draw:text-box>
        </draw:frame>
        <draw:frame draw:style-name="gr3" draw:text-style-name="P2" draw:layer="layout" svg:width="4.507cm" svg:height="2.716cm" draw:transform="rotate (1.5707963267949) translate (48.842cm 8.401cm)">
          <draw:text-box>
            <text:p><text:span text:style-name="T1">Interrupt</text:span></text:p>
            <text:p><text:span text:style-name="T1">enable</text:span></text:p>
          </draw:text-box>
        </draw:frame>
        <draw:custom-shape draw:style-name="gr4" draw:text-style-name="P1" draw:layer="layout" svg:width="2.54cm" svg:height="2.54cm" svg:x="48.588cm" svg:y="10.6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2.54cm" svg:x="46.088cm" svg:y="10.6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0.299cm" svg:height="2.54cm" svg:x="5.789cm" svg:y="10.65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97cm" svg:height="3.554cm" draw:transform="rotate (1.5707963267949) translate (46.342cm 8.402cm)">
          <draw:text-box>
            <text:p><text:span text:style-name="T1">Exception</text:span></text:p>
            <text:p><text:span text:style-name="T1">level</text:span></text:p>
          </draw:text-box>
        </draw:frame>
        <draw:custom-shape draw:style-name="gr5" draw:text-style-name="P1" draw:layer="layout" svg:width="2.54cm" svg:height="2.54cm" svg:x="39.888cm" svg:y="10.6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1cm" svg:height="1.397cm" svg:x="40.577cm" svg:y="8.907cm">
          <draw:text-box>
            <text:p><text:span text:style-name="T1">4</text:span></text:p>
          </draw:text-box>
        </draw:frame>
        <draw:frame draw:style-name="gr7" draw:text-style-name="P2" draw:layer="layout" svg:width="5.97cm" svg:height="3.554cm" draw:transform="rotate (1.5707963267949) translate (40.542cm 8.402cm)">
          <draw:text-box>
            <text:p><text:span text:style-name="T1">User mode</text:span></text:p>
          </draw:text-box>
        </draw:frame>
        <draw:custom-shape draw:style-name="gr8" draw:text-style-name="P1" draw:layer="layout" svg:width="1.289cm" svg:height="2.54cm" svg:x="29.1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7.9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6.7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5.5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4.3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3.1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1.839cm" svg:y="10.6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89cm" svg:height="2.54cm" svg:x="20.539cm" svg:y="10.6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1cm" svg:height="1.397cm" svg:x="29.378cm" svg:y="8.908cm">
          <draw:text-box>
            <text:p><text:span text:style-name="T1">8</text:span></text:p>
          </draw:text-box>
        </draw:frame>
        <draw:frame draw:style-name="gr9" draw:text-style-name="P2" draw:layer="layout" svg:width="1.657cm" svg:height="2.453cm" svg:x="20.479cm" svg:y="8.909cm">
          <draw:text-box>
            <text:p><text:span text:style-name="T1">15</text:span></text:p>
          </draw:text-box>
        </draw:frame>
        <draw:frame draw:style-name="gr7" draw:text-style-name="P4" draw:layer="layout" svg:width="5.97cm" svg:height="3.554cm" draw:transform="rotate (-0.0174532925199433) translate (22.269cm 13.577cm)">
          <draw:text-box>
            <text:p text:style-name="P1"><text:span text:style-name="T1">Interrupt</text:span></text:p>
            <text:p text:style-name="P1"><text:span text:style-name="T1">m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4.61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7T19:32:27.794776774</meta:creation-date>
    <dc:date>2018-12-15T23:45:37.743039013</dc:date>
    <meta:editing-duration>PT46M18S</meta:editing-duration>
    <meta:editing-cycles>11</meta:editing-cycles>
    <meta:generator>LibreOffice/6.0.6.2$Linux_X86_64 LibreOffice_project/00m0$Build-2</meta:generator>
    <meta:document-statistic meta:object-count="22"/>
  </office:meta>
</office:document-meta>
</file>